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972a6" officeooo:paragraph-rsid="000972a6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3pt" officeooo:rsid="000972a6" officeooo:paragraph-rsid="000972a6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c246" style:font-weight-asian="bold" style:font-weight-complex="bold"/>
    </style:style>
    <style:style style:name="T3" style:family="text">
      <style:text-properties officeooo:rsid="000ac2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e new colonies </text:span><text:span text:style-name="T2">(India,Australia,Canada)</text:span></text:p>
      <text:p text:style-name="P2"><text:span text:style-name="T2"/></text:p>
      <text:p text:style-name="P1"/>
      <text:p text:style-name="P1">In India the Governor general controlled the whole of the Indian continent; he was appointed by the Crown.</text:p>
      <text:p text:style-name="P1">Between 1768 and 1779 a British explorer: Captain James cook, had discovered a new continent, <text:span text:style-name="T1">Oceania.</text:span></text:p>
      <text:p text:style-name="P1">The biggest island of Oceania, <text:span text:style-name="T1">Australia</text:span>, became an important colony. </text:p>
      <text:p text:style-name="P1">From the 1788 British prisoners were deported there.</text:p>
      <text:p text:style-name="P1">People also emigrating to <text:span text:style-name="T1">Canada, </text:span>that was divided in two parts by Prime minister of England William Pitt. <text:span text:style-name="T3">One was French-speaking and catholic, the other English-speaking and Protestant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41S</meta:editing-duration>
    <meta:editing-cycles>3</meta:editing-cycles>
    <meta:generator>LibreOffice/5.2.1.2$Windows_x86 LibreOffice_project/31dd62db80d4e60af04904455ec9c9219178d620</meta:generator>
    <dc:date>2017-09-24T15:37:26.607000000</dc:date>
    <meta:document-statistic meta:table-count="0" meta:image-count="0" meta:object-count="0" meta:page-count="1" meta:paragraph-count="6" meta:word-count="84" meta:character-count="558" meta:non-whitespace-character-count="479"/>
    <meta:user-defined meta:name="Info 1"/>
    <meta:user-defined meta:name="Info 2"/>
    <meta:user-defined meta:name="Info 3"/>
    <meta:user-defined meta:name="Info 4"/>
  </office:meta>
</office:document-meta>
</file>